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35f0" officeooo:paragraph-rsid="000735f0"/>
    </style:style>
    <style:style style:name="P2" style:family="paragraph" style:parent-style-name="Standard">
      <style:text-properties officeooo:rsid="0008da29" officeooo:paragraph-rsid="0008da29"/>
    </style:style>
    <style:style style:name="P3" style:family="paragraph" style:parent-style-name="Standard">
      <style:text-properties officeooo:rsid="000735f0" officeooo:paragraph-rsid="000735f0"/>
    </style:style>
    <style:style style:name="P4" style:family="paragraph" style:parent-style-name="Standard">
      <style:text-properties officeooo:rsid="000f38c4" officeooo:paragraph-rsid="000f38c4"/>
    </style:style>
    <style:style style:name="P5" style:family="paragraph" style:parent-style-name="Standard">
      <style:text-properties officeooo:rsid="00121385" officeooo:paragraph-rsid="00121385"/>
    </style:style>
    <style:style style:name="P6" style:family="paragraph" style:parent-style-name="Standard">
      <style:text-properties officeooo:rsid="0008da29" officeooo:paragraph-rsid="0008da29"/>
    </style:style>
    <style:style style:name="T1" style:family="text">
      <style:text-properties officeooo:rsid="0008da29"/>
    </style:style>
    <style:style style:name="T2" style:family="text">
      <style:text-properties officeooo:rsid="00131e50"/>
    </style:style>
    <style:style style:name="gr1" style:family="graphic">
      <style:graphic-properties draw:textarea-horizontal-align="justify" draw:textarea-vertical-align="middle" draw:auto-grow-height="false" fo:min-height="0.159cm" fo:min-width="0.8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cture et Écriture</text:p>
      <text:p text:style-name="P1"/>
      <text:p text:style-name="P1">Exercice 1 :</text:p>
      <text:p text:style-name="P1"/>
      <text:p text:style-name="P1">Val = 231,</text:p>
      <text:p text:style-name="P1">Val = 462,</text:p>
      <text:p text:style-name="P1"/>
      <text:p text:style-name="P1">Exercice2 :</text:p>
      <text:p text:style-name="P1"/>
      <text:p text:style-name="P1">Variables <text:tab/>Nbres, Carre <text:span text:style-name="T1">en Numérique</text:span></text:p>
      <text:p text:style-name="P1">Début</text:p>
      <text:p text:style-name="P1">Ecrire <text:tab/><text:tab/>« Entrez un nombre »</text:p>
      <text:p text:style-name="P1">Lire<text:tab/><text:tab/> Nbres</text:p>
      <text:p text:style-name="P1"><draw:custom-shape text:anchor-type="paragraph" draw:z-index="0" draw:name="Forme 1" draw:style-name="gr1" svg:width="0.98cm" svg:height="0.318cm" svg:x="1.065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Carre <text:s text:c="11"/><text:tab/>Nbres x Nbres</text:p>
      <text:p text:style-name="P4">Ecrire <text:tab/><text:tab/>« Le carré du nombre est: », Carre, « . »</text:p>
      <text:p text:style-name="P1">Fin</text:p>
      <text:p text:style-name="P1"/>
      <text:p text:style-name="P1">Exercice 3 :</text:p>
      <text:p text:style-name="P1"/>
      <text:p text:style-name="P1">Variables <text:tab/>Pht,Nba,Tva,Pttc <text:span text:style-name="T1">en Numérique</text:span></text:p>
      <text:p text:style-name="P1"><text:span text:style-name="T2">Début</text:span></text:p>
      <text:p text:style-name="P1">Ecrire <text:tab/><text:tab/>« Entrez un prix hors taxe »</text:p>
      <text:p text:style-name="P1">Lire <text:tab/><text:tab/>Pht</text:p>
      <text:p text:style-name="P1">Ecrire  <text:tab/><text:tab/>« Nombres d’articles »</text:p>
      <text:p text:style-name="P1">Lire <text:tab/><text:tab/>Nba</text:p>
      <text:p text:style-name="P1">Ecrire<text:tab/><text:tab/>« Taux de TVA »</text:p>
      <text:p text:style-name="P1">Lire<text:tab/><text:tab/>Tva</text:p>
      <text:p text:style-name="P1"><draw:custom-shape text:anchor-type="paragraph" draw:z-index="1" draw:name="Forme 2" draw:style-name="gr1" svg:width="0.98cm" svg:height="0.318cm" svg:x="1.065cm" svg:y="0.108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ttc<text:tab/><text:tab/>Nba x Pht x (1+Tva)</text:p>
      <text:p text:style-name="P4">Ecrire <text:tab/><text:tab/>« Le prix ttc est »,Pttc, « euros. »</text:p>
      <text:p text:style-name="P1">Fin</text:p>
      <text:p text:style-name="P1"/>
      <text:p text:style-name="P2">Exercice 4 :</text:p>
      <text:p text:style-name="P2"/>
      <text:p text:style-name="P2">Variables <text:tab/>Age en Caractère</text:p>
      <text:p text:style-name="P2"><text:span text:style-name="T2">Début</text:span></text:p>
      <text:p text:style-name="P2">Ecrire <text:tab/><text:tab/>« Quelle est votre age ? »</text:p>
      <text:p text:style-name="P2">Lire<text:tab/><text:tab/>Age</text:p>
      <text:p text:style-name="P2">Ecrire<text:tab/><text:tab/>« Votre age est : »,Age, « ans. »</text:p>
      <text:p text:style-name="P5">F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32:43.363615792</meta:creation-date>
    <dc:date>2023-02-16T15:20:09.094789838</dc:date>
    <meta:editing-duration>PT34M5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31" meta:word-count="124" meta:character-count="611" meta:non-whitespace-character-count="479"/>
  </office:meta>
</office:document-meta>
</file>